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8526d" officeooo:paragraph-rsid="0018526d"/>
    </style:style>
    <style:style style:name="P3" style:family="paragraph" style:parent-style-name="Standard" style:list-style-name="L1">
      <style:text-properties officeooo:rsid="0018526d" officeooo:paragraph-rsid="0018526d"/>
    </style:style>
    <style:style style:name="P4" style:family="paragraph" style:parent-style-name="Standard" style:list-style-name="L1">
      <style:text-properties officeooo:rsid="0018526d" officeooo:paragraph-rsid="00189627"/>
    </style:style>
    <style:style style:name="P5" style:family="paragraph" style:parent-style-name="Standard">
      <style:text-properties officeooo:rsid="0018526d" officeooo:paragraph-rsid="001896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96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3.1. Haz una lista con algunos protocolos de red y otra con algunos servicios de red. Intenta a continuación establecer la diferencia entre protocolo y servicio.</text:p>
      <text:p text:style-name="Standard"/>
      <text:p text:style-name="P2"><text:tab/><text:span text:style-name="T1">Protocolos de red:</text:span></text:p>
      <text:p text:style-name="P2"><text:span text:style-name="T1"/></text:p>
      <text:list xml:id="list403759496" text:style-name="L1">
        <text:list-item>
          <text:p text:style-name="P3">NetBEUI</text:p>
        </text:list-item>
        <text:list-item>
          <text:p text:style-name="P3">TCP/IP</text:p>
        </text:list-item>
        <text:list-item>
          <text:p text:style-name="P3">FTP</text:p>
        </text:list-item>
        <text:list-item>
          <text:p text:style-name="P3">TCP</text:p>
        </text:list-item>
        <text:list-item>
          <text:p text:style-name="P3">SMTP</text:p>
        </text:list-item>
        <text:list-item>
          <text:p text:style-name="P3">IP</text:p>
          <text:p text:style-name="P3"/>
          <text:p text:style-name="P3"><text:span text:style-name="T1">Servicios de red:</text:span></text:p>
          <text:p text:style-name="P3"><text:span text:style-name="T1"/></text:p>
        </text:list-item>
        <text:list-item>
          <text:p text:style-name="P3">WORLD WIDE WEB O WWW.</text:p>
        </text:list-item>
        <text:list-item>
          <text:p text:style-name="P3">CORREO ELECTRÓNICO.</text:p>
        </text:list-item>
        <text:list-item>
          <text:p text:style-name="P3">FOROS WEB.</text:p>
        </text:list-item>
        <text:list-item>
          <text:p text:style-name="P3">BLOGS.</text:p>
        </text:list-item>
        <text:list-item>
          <text:p text:style-name="P3"><text:span text:style-name="T2">R</text:span>EDES SOCIALES.</text:p>
        </text:list-item>
        <text:list-item>
          <text:p text:style-name="P4">WIKIS.</text:p>
        </text:list-item>
        <text:list-item>
          <text:p text:style-name="P4">PARÁFRASIS.</text:p>
        </text:list-item>
      </text:list>
      <text:p text:style-name="P2"/>
      <text:p text:style-name="P5"><text:span text:style-name="T2"><text:tab/>U</text:span>n protocolo es un conjunto de reglas y normas que permiten que dos o más entidades de un sistema de comunicación se comuniquen entre ellos para transmitir información por medio de cualquier tipo de variación de una magnitud física. </text:p>
      <text:p text:style-name="P5"><text:span text:style-name="T2"><text:tab/>En cambo, los servicios de red son configurados en redes locales corporativas para mantener la seguridad y la operación amigable de los recursos. También estos servicios ayudan a la red local a funcionar sin problemas y eficiente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08T15:40:05.945423666</meta:creation-date>
    <dc:date>2019-10-08T15:57:57.082244868</dc:date>
    <dc:creator>I116-05 </dc:creator>
    <meta:editing-duration>PT7M41S</meta:editing-duration>
    <meta:editing-cycles>1</meta:editing-cycles>
    <meta:document-statistic meta:table-count="0" meta:image-count="0" meta:object-count="0" meta:page-count="1" meta:paragraph-count="20" meta:word-count="144" meta:character-count="798" meta:non-whitespace-character-count="684"/>
    <meta:generator>LibreOffice/6.0.4.1$Linux_X86_64 LibreOffice_project/00m0$Build-1</meta:generator>
  </office:meta>
</office:document-meta>
</file>